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stinNewsTextWeb-Roman" svg:font-family="AustinNewsTextWeb-Roman"/>
    <style:font-face style:name="HelveticaNeue" svg:font-family="HelveticaNeue"/>
    <style:font-face style:name="F" svg:font-family="" style:font-family-generic="roman"/>
    <style:font-face style:name="ArialMT" svg:font-family="ArialMT" style:font-family-generic="swiss"/>
    <style:font-face style:name="Adelle Sans" svg:font-family="'Adelle San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5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1a1a1a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a1a1a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name-complex="ArialMT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Wrangell-St. Elias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-142" calcext:value-type="float">
            <text:p>-142</text:p>
          </table:table-cell>
          <table:table-cell office:value-type="float" office:value="65693" calcext:value-type="float">
            <text:p>65693</text:p>
          </table:table-cell>
          <table:table-cell office:value-type="float" office:value="59966" calcext:value-type="float">
            <text:p>59966</text:p>
          </table:table-cell>
          <table:table-cell office:value-type="float" office:value="73170" calcext:value-type="float">
            <text:p>73170</text:p>
          </table:table-cell>
          <table:table-cell office:value-type="float" office:value="65225" calcext:value-type="float">
            <text:p>65225</text:p>
          </table:table-cell>
          <table:table-cell office:value-type="float" office:value="87158" calcext:value-type="float">
            <text:p>87158</text:p>
          </table:table-cell>
          <table:table-cell office:value-type="float" office:value="69984" calcext:value-type="float">
            <text:p>69984</text:p>
          </table:table-cell>
          <table:table-cell office:value-type="float" office:value="74722" calcext:value-type="float">
            <text:p>74722</text:p>
          </table:table-cell>
        </table:table-row>
        <table:table-row table:style-name="ro1">
          <table:table-cell office:value-type="string" calcext:value-type="string">
            <text:p>Gates of the Arctic</text:p>
          </table:table-cell>
          <table:table-cell office:value-type="float" office:value="67.7833" calcext:value-type="float">
            <text:p>67.7833</text:p>
          </table:table-cell>
          <table:table-cell table:style-name="ce1" office:value-type="float" office:value="-153.3" calcext:value-type="float">
            <text:p>-153.3</text:p>
          </table:table-cell>
          <table:table-cell office:value-type="float" office:value="11397" calcext:value-type="float">
            <text:p>11397</text:p>
          </table:table-cell>
          <table:table-cell office:value-type="float" office:value="9975" calcext:value-type="float">
            <text:p>9975</text:p>
          </table:table-cell>
          <table:table-cell table:style-name="ce6" office:value-type="float" office:value="10840" calcext:value-type="float">
            <text:p>10840</text:p>
          </table:table-cell>
          <table:table-cell office:value-type="float" office:value="11623" calcext:value-type="float">
            <text:p>11623</text:p>
          </table:table-cell>
          <table:table-cell office:value-type="float" office:value="10899" calcext:value-type="float">
            <text:p>10899</text:p>
          </table:table-cell>
          <table:table-cell office:value-type="float" office:value="11012" calcext:value-type="float">
            <text:p>11012</text:p>
          </table:table-cell>
          <table:table-cell office:value-type="float" office:value="12669" calcext:value-type="float">
            <text:p>12669</text:p>
          </table:table-cell>
        </table:table-row>
        <table:table-row table:style-name="ro1">
          <table:table-cell office:value-type="string" calcext:value-type="string">
            <text:p>Denali</text:p>
          </table:table-cell>
          <table:table-cell office:value-type="float" office:value="63.3333" calcext:value-type="float">
            <text:p>63.3333</text:p>
          </table:table-cell>
          <table:table-cell table:style-name="ce1" office:value-type="float" office:value="-150.5" calcext:value-type="float">
            <text:p>-150.5</text:p>
          </table:table-cell>
          <table:table-cell office:value-type="float" office:value="432309" calcext:value-type="float">
            <text:p>432309</text:p>
          </table:table-cell>
          <table:table-cell office:value-type="float" office:value="358041" calcext:value-type="float">
            <text:p>358041</text:p>
          </table:table-cell>
          <table:table-cell office:value-type="float" office:value="378855" calcext:value-type="float">
            <text:p>378855</text:p>
          </table:table-cell>
          <table:table-cell office:value-type="float" office:value="406582" calcext:value-type="float">
            <text:p>406582</text:p>
          </table:table-cell>
          <table:table-cell office:value-type="float" office:value="388433" calcext:value-type="float">
            <text:p>388433</text:p>
          </table:table-cell>
          <table:table-cell office:value-type="float" office:value="530922" calcext:value-type="float">
            <text:p>530922</text:p>
          </table:table-cell>
          <table:table-cell office:value-type="float" office:value="531315" calcext:value-type="float">
            <text:p>531315</text:p>
          </table:table-cell>
        </table:table-row>
        <table:table-row table:style-name="ro1">
          <table:table-cell office:value-type="string" calcext:value-type="string">
            <text:p>Katmai</text:p>
          </table:table-cell>
          <table:table-cell office:value-type="float" office:value="58.5" calcext:value-type="float">
            <text:p>58.5</text:p>
          </table:table-cell>
          <table:table-cell table:style-name="ce1" office:value-type="float" office:value="-155" calcext:value-type="float">
            <text:p>-155</text:p>
          </table:table-cell>
          <table:table-cell office:value-type="float" office:value="7970" calcext:value-type="float">
            <text:p>7970</text:p>
          </table:table-cell>
          <table:table-cell office:value-type="float" office:value="43035" calcext:value-type="float">
            <text:p>43035</text:p>
          </table:table-cell>
          <table:table-cell office:value-type="float" office:value="55172" calcext:value-type="float">
            <text:p>55172</text:p>
          </table:table-cell>
          <table:table-cell office:value-type="float" office:value="48939" calcext:value-type="float">
            <text:p>48939</text:p>
          </table:table-cell>
          <table:table-cell office:value-type="float" office:value="39818" calcext:value-type="float">
            <text:p>39818</text:p>
          </table:table-cell>
          <table:table-cell office:value-type="float" office:value="28966" calcext:value-type="float">
            <text:p>28966</text:p>
          </table:table-cell>
          <table:table-cell office:value-type="float" office:value="30896" calcext:value-type="float">
            <text:p>30896</text:p>
          </table:table-cell>
        </table:table-row>
        <table:table-row table:style-name="ro1">
          <table:table-cell office:value-type="string" calcext:value-type="string">
            <text:p>Death Valley</text:p>
          </table:table-cell>
          <table:table-cell office:value-type="float" office:value="36.2419" calcext:value-type="float">
            <text:p>36.2419</text:p>
          </table:table-cell>
          <table:table-cell table:style-name="ce1" office:value-type="float" office:value="-116.8258" calcext:value-type="float">
            <text:p>-116.8258</text:p>
          </table:table-cell>
          <table:table-cell office:value-type="float" office:value="871938" calcext:value-type="float">
            <text:p>871938</text:p>
          </table:table-cell>
          <table:table-cell office:value-type="float" office:value="828574" calcext:value-type="float">
            <text:p>828574</text:p>
          </table:table-cell>
          <table:table-cell office:value-type="float" office:value="984775" calcext:value-type="float">
            <text:p>984775</text:p>
          </table:table-cell>
          <table:table-cell office:value-type="float" office:value="946867" calcext:value-type="float">
            <text:p>946867</text:p>
          </table:table-cell>
          <table:table-cell office:value-type="float" office:value="984568" calcext:value-type="float">
            <text:p>984568</text:p>
          </table:table-cell>
          <table:table-cell office:value-type="float" office:value="951972" calcext:value-type="float">
            <text:p>951972</text:p>
          </table:table-cell>
          <table:table-cell office:value-type="float" office:value="1101312" calcext:value-type="float">
            <text:p>1101312</text:p>
          </table:table-cell>
        </table:table-row>
        <table:table-row table:style-name="ro1">
          <table:table-cell office:value-type="string" calcext:value-type="string">
            <text:p>Glacier Bay</text:p>
          </table:table-cell>
          <table:table-cell office:value-type="float" office:value="58.5" calcext:value-type="float">
            <text:p>58.5</text:p>
          </table:table-cell>
          <table:table-cell office:value-type="float" office:value="-137" calcext:value-type="float">
            <text:p>-137</text:p>
          </table:table-cell>
          <table:table-cell office:value-type="float" office:value="418911" calcext:value-type="float">
            <text:p>418911</text:p>
          </table:table-cell>
          <table:table-cell office:value-type="float" office:value="438361" calcext:value-type="float">
            <text:p>438361</text:p>
          </table:table-cell>
          <table:table-cell office:value-type="float" office:value="444530" calcext:value-type="float">
            <text:p>444530</text:p>
          </table:table-cell>
          <table:table-cell office:value-type="float" office:value="431986" calcext:value-type="float">
            <text:p>431986</text:p>
          </table:table-cell>
          <table:table-cell office:value-type="float" office:value="454337" calcext:value-type="float">
            <text:p>454337</text:p>
          </table:table-cell>
          <table:table-cell office:value-type="float" office:value="500590" calcext:value-type="float">
            <text:p>500590</text:p>
          </table:table-cell>
          <table:table-cell office:value-type="float" office:value="500727" calcext:value-type="float">
            <text:p>500727</text:p>
          </table:table-cell>
        </table:table-row>
        <table:table-row table:style-name="ro1">
          <table:table-cell office:value-type="string" calcext:value-type="string">
            <text:p>Lake Clark</text:p>
          </table:table-cell>
          <table:table-cell office:value-type="float" office:value="60.9667" calcext:value-type="float">
            <text:p>60.9667</text:p>
          </table:table-cell>
          <table:table-cell office:value-type="float" office:value="-153.4167" calcext:value-type="float">
            <text:p>-153.4167</text:p>
          </table:table-cell>
          <table:table-cell office:value-type="float" office:value="6802" calcext:value-type="float">
            <text:p>6802</text:p>
          </table:table-cell>
          <table:table-cell office:value-type="float" office:value="9711" calcext:value-type="float">
            <text:p>9711</text:p>
          </table:table-cell>
          <table:table-cell office:value-type="float" office:value="9931" calcext:value-type="float">
            <text:p>9931</text:p>
          </table:table-cell>
          <table:table-cell office:value-type="float" office:value="5158" calcext:value-type="float">
            <text:p>5158</text:p>
          </table:table-cell>
          <table:table-cell table:style-name="ce6" office:value-type="float" office:value="11639" calcext:value-type="float">
            <text:p>11639</text:p>
          </table:table-cell>
          <table:table-cell office:value-type="float" office:value="13000" calcext:value-type="float">
            <text:p>1300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office:value-type="float" office:value="44.6" calcext:value-type="float">
            <text:p>44.6</text:p>
          </table:table-cell>
          <table:table-cell office:value-type="float" office:value="-110.5" calcext:value-type="float">
            <text:p>-110.5</text:p>
          </table:table-cell>
          <table:table-cell office:value-type="float" office:value="3066580" calcext:value-type="float">
            <text:p>3066580</text:p>
          </table:table-cell>
          <table:table-cell office:value-type="float" office:value="3295187" calcext:value-type="float">
            <text:p>3295187</text:p>
          </table:table-cell>
          <table:table-cell office:value-type="float" office:value="3640185" calcext:value-type="float">
            <text:p>3640185</text:p>
          </table:table-cell>
          <table:table-cell office:value-type="float" office:value="3394326" calcext:value-type="float">
            <text:p>3394326</text:p>
          </table:table-cell>
          <table:table-cell office:value-type="float" office:value="3447729" calcext:value-type="float">
            <text:p>3447729</text:p>
          </table:table-cell>
          <table:table-cell office:value-type="float" office:value="3188030" calcext:value-type="float">
            <text:p>3188030</text:p>
          </table:table-cell>
          <table:table-cell office:value-type="float" office:value="3513484" calcext:value-type="float">
            <text:p>3513484</text:p>
          </table:table-cell>
        </table:table-row>
        <table:table-row table:style-name="ro1">
          <table:table-cell office:value-type="string" calcext:value-type="string">
            <text:p>Kobuk Valley</text:p>
          </table:table-cell>
          <table:table-cell office:value-type="float" office:value="67.55" calcext:value-type="float">
            <text:p>67.55</text:p>
          </table:table-cell>
          <table:table-cell office:value-type="float" office:value="-159.2833" calcext:value-type="float">
            <text:p>-159.2833</text:p>
          </table:table-cell>
          <table:table-cell office:value-type="float" office:value="1565" calcext:value-type="float">
            <text:p>1565</text:p>
          </table:table-cell>
          <table:table-cell office:value-type="float" office:value="1879" calcext:value-type="float">
            <text:p>1879</text:p>
          </table:table-cell>
          <table:table-cell office:value-type="float" office:value="3164" calcext:value-type="float">
            <text:p>3164</text:p>
          </table:table-cell>
          <table:table-cell office:value-type="float" office:value="11485" calcext:value-type="float">
            <text:p>11485</text:p>
          </table:table-cell>
          <table:table-cell office:value-type="float" office:value="29550" calcext:value-type="float">
            <text:p>29550</text:p>
          </table:table-cell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glades</text:p>
          </table:table-cell>
          <table:table-cell office:value-type="float" office:value="25.3167" calcext:value-type="float">
            <text:p>25.3167</text:p>
          </table:table-cell>
          <table:table-cell table:style-name="ce4" office:value-type="float" office:value="-80.9333" calcext:value-type="float">
            <text:p>-80.9333</text:p>
          </table:table-cell>
          <table:table-cell office:value-type="float" office:value="822118" calcext:value-type="float">
            <text:p>822118</text:p>
          </table:table-cell>
          <table:table-cell office:value-type="float" office:value="900882" calcext:value-type="float">
            <text:p>900882</text:p>
          </table:table-cell>
          <table:table-cell office:value-type="float" office:value="915538" calcext:value-type="float">
            <text:p>915538</text:p>
          </table:table-cell>
          <table:table-cell office:value-type="float" office:value="934351" calcext:value-type="float">
            <text:p>934351</text:p>
          </table:table-cell>
          <table:table-cell office:value-type="float" office:value="1141906" calcext:value-type="float">
            <text:p>1141906</text:p>
          </table:table-cell>
          <table:table-cell office:value-type="float" office:value="1047116" calcext:value-type="float">
            <text:p>1047116</text:p>
          </table:table-cell>
          <table:table-cell office:value-type="float" office:value="1110901" calcext:value-type="float">
            <text:p>1110901</text:p>
          </table:table-cell>
        </table:table-row>
        <table:table-row table:style-name="ro1">
          <table:table-cell office:value-type="string" calcext:value-type="string">
            <text:p>Grand Canyon</text:p>
          </table:table-cell>
          <table:table-cell office:value-type="float" office:value="36.0553" calcext:value-type="float">
            <text:p>36.0553</text:p>
          </table:table-cell>
          <table:table-cell office:value-type="float" office:value="-112.1218" calcext:value-type="float">
            <text:p>-112.1218</text:p>
          </table:table-cell>
          <table:table-cell office:value-type="float" office:value="4425314" calcext:value-type="float">
            <text:p>4425314</text:p>
          </table:table-cell>
          <table:table-cell office:value-type="float" office:value="4348068" calcext:value-type="float">
            <text:p>4348068</text:p>
          </table:table-cell>
          <table:table-cell office:value-type="float" office:value="4388386" calcext:value-type="float">
            <text:p>4388386</text:p>
          </table:table-cell>
          <table:table-cell office:value-type="float" office:value="4298178" calcext:value-type="float">
            <text:p>4298178</text:p>
          </table:table-cell>
          <table:table-cell office:value-type="float" office:value="4421352" calcext:value-type="float">
            <text:p>4421352</text:p>
          </table:table-cell>
          <table:table-cell office:value-type="float" office:value="4564840" calcext:value-type="float">
            <text:p>4564840</text:p>
          </table:table-cell>
          <table:table-cell office:value-type="float" office:value="4756771" calcext:value-type="float">
            <text:p>4756771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office:value-type="float" office:value="48.6967" calcext:value-type="float">
            <text:p>48.6967</text:p>
          </table:table-cell>
          <table:table-cell office:value-type="float" office:value="-113.7183" calcext:value-type="float">
            <text:p>-113.7183</text:p>
          </table:table-cell>
          <table:table-cell office:value-type="float" office:value="1808027" calcext:value-type="float">
            <text:p>1808027</text:p>
          </table:table-cell>
          <table:table-cell office:value-type="float" office:value="2031348" calcext:value-type="float">
            <text:p>2031348</text:p>
          </table:table-cell>
          <table:table-cell office:value-type="float" office:value="2200048" calcext:value-type="float">
            <text:p>2200048</text:p>
          </table:table-cell>
          <table:table-cell office:value-type="float" office:value="1853564" calcext:value-type="float">
            <text:p>1853564</text:p>
          </table:table-cell>
          <table:table-cell office:value-type="float" office:value="2162035" calcext:value-type="float">
            <text:p>2162035</text:p>
          </table:table-cell>
          <table:table-cell office:value-type="float" office:value="2190374" calcext:value-type="float">
            <text:p>2190374</text:p>
          </table:table-cell>
          <table:table-cell office:value-type="float" office:value="2338528" calcext:value-type="float">
            <text:p>2338528</text:p>
          </table:table-cell>
        </table:table-row>
        <table:table-row table:style-name="ro1">
          <table:table-cell office:value-type="string" calcext:value-type="string">
            <text:p>Olympic</text:p>
          </table:table-cell>
          <table:table-cell office:value-type="float" office:value="47.9694" calcext:value-type="float">
            <text:p>47.9694</text:p>
          </table:table-cell>
          <table:table-cell office:value-type="float" office:value="-123.4986" calcext:value-type="float">
            <text:p>-123.4986</text:p>
          </table:table-cell>
          <table:table-cell office:value-type="float" office:value="3081451" calcext:value-type="float">
            <text:p>3081451</text:p>
          </table:table-cell>
          <table:table-cell office:value-type="float" office:value="3276459" calcext:value-type="float">
            <text:p>3276459</text:p>
          </table:table-cell>
          <table:table-cell office:value-type="float" office:value="2844563" calcext:value-type="float">
            <text:p>2844563</text:p>
          </table:table-cell>
          <table:table-cell office:value-type="float" office:value="2966502" calcext:value-type="float">
            <text:p>2966502</text:p>
          </table:table-cell>
          <table:table-cell office:value-type="float" office:value="2824908" calcext:value-type="float">
            <text:p>2824908</text:p>
          </table:table-cell>
          <table:table-cell office:value-type="float" office:value="3085340" calcext:value-type="float">
            <text:p>3085340</text:p>
          </table:table-cell>
          <table:table-cell office:value-type="float" office:value="3243872" calcext:value-type="float">
            <text:p>3243872</text:p>
          </table:table-cell>
        </table:table-row>
        <table:table-row table:style-name="ro1">
          <table:table-cell office:value-type="string" calcext:value-type="string">
            <text:p>Big Bend</text:p>
          </table:table-cell>
          <table:table-cell office:value-type="float" office:value="9.25" calcext:value-type="float">
            <text:p>9.25</text:p>
          </table:table-cell>
          <table:table-cell office:value-type="float" office:value="-103.25" calcext:value-type="float">
            <text:p>-103.25</text:p>
          </table:table-cell>
          <table:table-cell office:value-type="float" office:value="362512" calcext:value-type="float">
            <text:p>362512</text:p>
          </table:table-cell>
          <table:table-cell office:value-type="float" office:value="363905" calcext:value-type="float">
            <text:p>363905</text:p>
          </table:table-cell>
          <table:table-cell office:value-type="float" office:value="372330" calcext:value-type="float">
            <text:p>372330</text:p>
          </table:table-cell>
          <table:table-cell office:value-type="float" office:value="361862" calcext:value-type="float">
            <text:p>361862</text:p>
          </table:table-cell>
          <table:table-cell office:value-type="float" office:value="292055" calcext:value-type="float">
            <text:p>292055</text:p>
          </table:table-cell>
          <table:table-cell office:value-type="float" office:value="316953" calcext:value-type="float">
            <text:p>316953</text:p>
          </table:table-cell>
          <table:table-cell office:value-type="float" office:value="314102" calcext:value-type="float">
            <text:p>314102</text:p>
          </table:table-cell>
        </table:table-row>
        <table:table-row table:style-name="ro1">
          <table:table-cell office:value-type="string" calcext:value-type="string">
            <text:p>Joshua Tree</text:p>
          </table:table-cell>
          <table:table-cell office:value-type="float" office:value="33.7884" calcext:value-type="float">
            <text:p>33.7884</text:p>
          </table:table-cell>
          <table:table-cell office:value-type="float" office:value="-115.8982" calcext:value-type="float">
            <text:p>-115.8982</text:p>
          </table:table-cell>
          <table:table-cell office:value-type="float" office:value="1392446" calcext:value-type="float">
            <text:p>1392446</text:p>
          </table:table-cell>
          <table:table-cell office:value-type="float" office:value="1304471" calcext:value-type="float">
            <text:p>1304471</text:p>
          </table:table-cell>
          <table:table-cell office:value-type="float" office:value="1434976" calcext:value-type="float">
            <text:p>1434976</text:p>
          </table:table-cell>
          <table:table-cell office:value-type="float" office:value="1396237" calcext:value-type="float">
            <text:p>1396237</text:p>
          </table:table-cell>
          <table:table-cell office:value-type="float" office:value="1396117" calcext:value-type="float">
            <text:p>1396117</text:p>
          </table:table-cell>
          <table:table-cell office:value-type="float" office:value="1383340" calcext:value-type="float">
            <text:p>1383340</text:p>
          </table:table-cell>
          <table:table-cell office:value-type="float" office:value="1589904" calcext:value-type="float">
            <text:p>1589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stinNewsTextWeb-Roman" svg:font-family="AustinNewsTextWeb-Roman"/>
    <style:font-face style:name="HelveticaNeue" svg:font-family="HelveticaNeue"/>
    <style:font-face style:name="F" svg:font-family="" style:font-family-generic="roman"/>
    <style:font-face style:name="ArialMT" svg:font-family="ArialMT" style:font-family-generic="swiss"/>
    <style:font-face style:name="Adelle Sans" svg:font-family="'Adelle San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21:50:30.138169000</meta:creation-date>
    <dc:date>2016-02-15T23:41:50.790162000</dc:date>
    <meta:editing-duration>PT49M24S</meta:editing-duration>
    <meta:editing-cycles>7</meta:editing-cycles>
    <meta:generator>LibreOffice/5.0.4.2$MacOSX_X86_64 LibreOffice_project/2b9802c1994aa0b7dc6079e128979269cf95bc78</meta:generator>
    <meta:document-statistic meta:table-count="1" meta:cell-count="160" meta:object-count="0"/>
  </office:meta>
</office:document-meta>
</file>